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06T09:58:02.70135198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2.2$Linux_X86_64 LibreOffice_project/5751006d328844ba3fa6124ed263bbf122f0788a</meta:generator>
  </office:meta>
</office:document-meta>
</file>